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318cm" style:use-optimal-column-width="true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16.383cm" style:use-optimal-column-width="true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_GAUCHE (int32) ToF_AVANT_DROIT (int32) ToF_LATERAL_ARRIERE_GAUCHE (int32) ToF_LATERAL_ARRIERE_DROIT (int32) ToF_ARRIERE_GAUCHE (int32) ToF_ARRIERE_DROITE (int32) ToF_FOURCHE_GAUCHE (int32) ToF_FOURCHE_DROITE (int3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style-name="ce1"/>
          <table:table-cell office:value-type="string" table:style-name="ce1">
            <text:p>ACTUATOR_POSITION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ACT_Y (float) ACT_Z (float) ACT_THETA (float)</text:p>
          </table:table-cell>
          <table:table-cell table:number-columns-repeated="16376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ACTUATOR_SPEED</text:p>
          </table:table-cell>
          <table:table-cell office:value-type="string" table:style-name="ce1">
            <text:p>ACT_SPEED</text:p>
          </table:table-cell>
          <table:table-cell office:value-type="string" table:style-name="ce1">
            <text:p>SPEED_Y (int32) SPEED_Z (int32) SPEED_THETA (int32)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VIOLET (0x00)</text:p>
          </table:table-cell>
          <table:table-cell office:value-type="string" table:style-name="ce1">
            <text:p>Le robot part du côté viole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JAUNE (0x01)</text:p>
          </table:table-cell>
          <table:table-cell office:value-type="string" table:style-name="ce1">
            <text:p>Le robot part du côté jaun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TEPPER_BLOCKED (0x01)</text:p>
          </table:table-cell>
          <table:table-cell office:value-type="string" table:style-name="ce1">
            <text:p>Moteur pas à pas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Y_BLOCKED (0x02)</text:p>
          </table:table-cell>
          <table:table-cell office:value-type="string" table:style-name="ce1">
            <text:p>L'AX12 de déplacement Y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THETA_BLOCKED (0x04)</text:p>
          </table:table-cell>
          <table:table-cell office:value-type="string" table:style-name="ce1">
            <text:p>L'AX12 de déplacement THETA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8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10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20)</text:p>
          </table:table-cell>
          <table:table-cell office:value-type="string" table:style-name="ce1">
            <text:p>La position donnée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4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80)</text:p>
          </table:table-cell>
          <table:table-cell office:value-type="string" table:style-name="ce1">
            <text:p>Le palet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10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LREADY_MOVING (0x200)</text:p>
          </table:table-cell>
          <table:table-cell office:value-type="string" table:style-name="ce1">
            <text:p>L'actionneur était déjà en mouvement, la commande a été ignoré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GHT_LIGHTS_MODE</text:p>
          </table:table-cell>
          <table:table-cell office:value-type="string" table:style-name="ce1">
            <text:p>OFF (0x00)</text:p>
          </table:table-cell>
          <table:table-cell office:value-type="string" table:style-name="ce1">
            <text:p>Feux étei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LOW (0x01)</text:p>
          </table:table-cell>
          <table:table-cell office:value-type="string" table:style-name="ce1">
            <text:p>Feux de posi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EDIUM (0x02)</text:p>
          </table:table-cell>
          <table:table-cell office:value-type="string" table:style-name="ce1">
            <text:p>Feux de crois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IGH (0x03)</text:p>
          </table:table-cell>
          <table:table-cell office:value-type="string" table:style-name="ce1">
            <text:p>Feux de rout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a gau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Z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e ha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THET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Positif : fourche pointant vers le haut. Zéro : fourche horizonta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Y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_Z</text:p>
          </table:table-cell>
          <table:table-cell office:value-type="string" table:style-name="ce1">
            <text:p>rp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PEED_THETA</text:p>
          </table:table-cell>
          <table:table-cell office:value-type="string" table:style-name="ce1">
            <text:p>AX12 speed</text:p>
          </table:table-cell>
          <table:table-cell office:value-type="string" table:style-name="ce1">
            <text:p>1023=max, 1=min, 0=vitesse non contrôlé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/>
        </table:table-row>
        <table:table-row table:number-rows-repeated="1048507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PUCK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Y_ACT_POS (float), DISTANCE_TO_PUCK(int32_t), CODE_RETOUR_ACTIONNEUR (int32)</text:p>
          </table:table-cell>
          <table:table-cell office:value-type="string" table:style-name="ce1">
            <text:p>Recherche du palet avec les capteurs de fourche et positionnement de la fourche en face du pal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_AT_SPEED</text:p>
          </table:table-cell>
          <table:table-cell office:value-type="string" table:style-name="ce1">
            <text:p>0x27</text:p>
          </table:table-cell>
          <table:table-cell office:value-type="string" table:style-name="ce1">
            <text:p>ACT_POS, ACT_SPEED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 à la vitesse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GOLDEN</text:p>
          </table:table-cell>
          <table:table-cell office:value-type="string" table:style-name="ce1">
            <text:p>0x28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Y_ACT_POS (float), DISTANCE_TO_PUCK(int32_t), CODE_RETOUR_ACTIONNEUR (int32)</text:p>
          </table:table-cell>
          <table:table-cell office:value-type="string" table:style-name="ce1">
            <text:p>Recherche du Goldenium avec les capteurs de fourche et positionnement de la fourche en face du palet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NIGHT_LIGHTS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NIGHT_LIGHTS_MODE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ph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WARNINGS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feux de détr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STOP</text:p>
          </table:table-cell>
          <table:table-cell office:value-type="string" table:style-name="ce1">
            <text:p>0x8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ET_POSITION</text:p>
          </table:table-cell>
          <table:table-cell office:value-type="string" table:style-name="ce1">
            <text:p>0x8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Donne la position courante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PARKING_BREAK</text:p>
          </table:table-cell>
          <table:table-cell office:value-type="string" table:style-name="ce1">
            <text:p>0x8C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'asservissement sur pla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ABLE_HIGH_SPEED_MODE</text:p>
          </table:table-cell>
          <table:table-cell office:value-type="string" table:style-name="ce1">
            <text:p>0x8D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ive/Désactive le mode grande vitesse (à utiliser uniquement avec des vitesses entre 1 et 1,5 m/s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RECTION_ANGL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ANGL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directement l'angle de l'AX12 de dir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1 (float) K2 (float) MaxDistToTraj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SMOKE_LEVEL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SMOKE_LEVEL (Enum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_SENSORS_LAST_UPDATE</text:p>
          </table:table-cell>
          <table:table-cell office:value-type="string" table:style-name="ce1">
            <text:p>0xA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(int32_t) * 6 (=NB_SENSORS)</text:p>
          </table:table-cell>
          <table:table-cell office:value-type="string" table:style-name="ce1">
            <text:p>Indique le temps écoulé depuis la dernière mise à jour de chacun des capteurs (en ms)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A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3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ylvain Gaultier</dc:creator>
    <meta:creation-date>2018-03-17T10:41:51Z</meta:creation-date>
    <dc:date>2019-05-17T20:20:32Z</dc:date>
    <meta:editing-cycles>11</meta:editing-cycles>
    <meta:editing-duration>PT6224S</meta:editing-duration>
  </office:meta>
</office:document-meta>
</file>